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9d8" officeooo:paragraph-rsid="000f79d8"/>
    </style:style>
    <style:style style:name="P2" style:family="paragraph" style:parent-style-name="Standard">
      <style:paragraph-properties fo:text-align="center" style:justify-single-word="false"/>
      <style:text-properties officeooo:rsid="0011b5e4" officeooo:paragraph-rsid="0011b5e4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333333" fo:letter-spacing="normal" fo:font-style="normal" fo:font-weight="normal" officeooo:paragraph-rsid="000f79d8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Standard" style:list-style-name="L1">
      <style:text-properties officeooo:rsid="000f79d8" officeooo:paragraph-rsid="000f79d8"/>
    </style:style>
    <style:style style:name="P8" style:family="paragraph" style:parent-style-name="Standard" style:list-style-name="L1">
      <style:text-properties officeooo:rsid="000f79d8" officeooo:paragraph-rsid="001104ac"/>
    </style:style>
    <style:style style:name="P9" style:family="paragraph" style:parent-style-name="Standard">
      <style:text-properties officeooo:rsid="000f79d8" officeooo:paragraph-rsid="000f79d8"/>
    </style:style>
    <style:style style:name="P10" style:family="paragraph" style:parent-style-name="Standard" style:list-style-name="L1">
      <style:text-properties officeooo:rsid="001044aa" officeooo:paragraph-rsid="001044aa"/>
    </style:style>
    <style:style style:name="P11" style:family="paragraph" style:parent-style-name="Standard" style:list-style-name="L1">
      <style:text-properties officeooo:rsid="001104ac" officeooo:paragraph-rsid="001104ac"/>
    </style:style>
    <style:style style:name="T1" style:family="text">
      <style:text-properties officeooo:rsid="001104ac"/>
    </style:style>
    <style:style style:name="T2" style:family="text">
      <style:text-properties fo:color="#008800" fo:font-weight="bold"/>
    </style:style>
    <style:style style:name="T3" style:family="text">
      <style:text-properties fo:color="#008800" fo:font-style="normal" fo:font-weight="bold"/>
    </style:style>
    <style:style style:name="T4" style:family="text">
      <style:text-properties fo:color="#0066bb" fo:font-style="normal" fo:font-weight="bold"/>
    </style:style>
    <style:style style:name="T5" style:family="text">
      <style:text-properties fo:color="#0e84b5" fo:font-weight="bold"/>
    </style:style>
    <style:style style:name="T6" style:family="text">
      <style:text-properties fo:color="#bb0066" fo:font-weight="bold"/>
    </style:style>
    <style:style style:name="T7" style:family="text">
      <style:text-properties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</text:p>
      <text:p text:style-name="P1"/>
      <text:list xml:id="list2762789025" text:style-name="L1">
        <text:list-item>
          <text:p text:style-name="P7">Basics</text:p>
          <text:list>
            <text:list-item>
              <text:p text:style-name="P7">Introduction</text:p>
            </text:list-item>
            <text:list-item>
              <text:p text:style-name="P7">What are classes ?</text:p>
            </text:list-item>
            <text:list-item>
              <text:p text:style-name="P7">How do I create a class ? </text:p>
            </text:list-item>
            <text:list-item>
              <text:p text:style-name="P7">Instance of a class declaration. </text:p>
            </text:list-item>
            <text:list-item>
              <text:p text:style-name="P7">Methods.</text:p>
            </text:list-item>
            <text:list-item>
              <text:p text:style-name="P7">Properties</text:p>
            </text:list-item>
            <text:list-item>
              <text:p text:style-name="P7">Constructors</text:p>
            </text:list-item>
            <text:list-item>
              <text:p text:style-name="P7">Wrap up</text:p>
            </text:list-item>
          </text:list>
        </text:list-item>
        <text:list-item>
          <text:p text:style-name="P7"><text:span text:style-name="T1">Three Pilars OOP</text:span> </text:p>
          <text:list>
            <text:list-item>
              <text:p text:style-name="P7">Inharietance</text:p>
            </text:list-item>
            <text:list-item>
              <text:p text:style-name="P10">Encapsulation <text:span text:style-name="T1">(</text:span> Access Modifiers and Properties {get; set; } <text:span text:style-name="T1">)</text:span></text:p>
            </text:list-item>
            <text:list-item>
              <text:p text:style-name="P11">Polimorphism</text:p>
            </text:list-item>
          </text:list>
        </text:list-item>
        <text:list-item>
          <text:p text:style-name="P11">Advance Topics</text:p>
          <text:list>
            <text:list-item>
              <text:p text:style-name="P11">Composition</text:p>
            </text:list-item>
            <text:list-item>
              <text:p text:style-name="P11">Composition over Inheritance</text:p>
            </text:list-item>
            <text:list-item>
              <text:p text:style-name="P11">Indexers</text:p>
            </text:list-item>
            <text:list-item>
              <text:p text:style-name="P11">Boxing and Unboxing</text:p>
            </text:list-item>
            <text:list-item>
              <text:p text:style-name="P11">Upcasting and Downcasting</text:p>
            </text:list-item>
            <text:list-item>
              <text:p text:style-name="P8">Abstract classes</text:p>
            </text:list-item>
            <text:list-item>
              <text:p text:style-name="P11">Sealed Classes and Methods</text:p>
            </text:list-item>
          </text:list>
        </text:list-item>
      </text:list>
      <text:p text:style-name="P9"/>
      <text:p text:style-name="P9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13S</meta:editing-duration>
    <meta:editing-cycles>4</meta:editing-cycles>
    <meta:generator>LibreOffice/5.3.0.3$Windows_X86_64 LibreOffice_project/7074905676c47b82bbcfbea1aeefc84afe1c50e1</meta:generator>
    <dc:date>2018-02-22T00:07:04.375000000</dc:date>
    <meta:document-statistic meta:table-count="0" meta:image-count="0" meta:object-count="0" meta:page-count="1" meta:paragraph-count="22" meta:word-count="81" meta:character-count="440" meta:non-whitespace-character-count="399"/>
    <meta:user-defined meta:name="Info 1"/>
    <meta:user-defined meta:name="Info 2"/>
    <meta:user-defined meta:name="Info 3"/>
    <meta:user-defined meta:name="Info 4"/>
  </office:meta>
</office:document-meta>
</file>